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3300" draw:fill-color="#ccffcc" draw:opacity="33%" draw:textarea-horizontal-align="justify" draw:textarea-vertical-align="middle" draw:auto-grow-height="false" fo:min-height="0.25cm" fo:min-width="2.6cm"/>
    </style:style>
    <style:style style:name="gr2" style:family="graphic" style:parent-style-name="standard">
      <style:graphic-properties draw:fill-color="#e6e6ff" draw:textarea-horizontal-align="justify" draw:textarea-vertical-align="middle" draw:auto-grow-height="false" fo:min-height="1.35cm" fo:min-width="2cm"/>
    </style:style>
    <style:style style:name="gr3" style:family="graphic" style:parent-style-name="standard">
      <style:graphic-properties draw:textarea-horizontal-align="justify" draw:textarea-vertical-align="middle" draw:auto-grow-height="false" fo:min-height="0.181cm" fo:min-width="0.507cm"/>
    </style:style>
    <style:style style:name="gr4" style:family="graphic" style:parent-style-name="standard">
      <style:graphic-properties draw:textarea-horizontal-align="justify" draw:textarea-vertical-align="middle" draw:auto-grow-height="false" fo:min-height="0.18cm" fo:min-width="0.507cm"/>
    </style:style>
    <style:style style:name="gr5" style:family="graphic" style:parent-style-name="standard">
      <style:graphic-properties draw:textarea-horizontal-align="justify" draw:textarea-vertical-align="middle" draw:auto-grow-height="false" fo:min-height="0.61cm" fo:min-width="0.649cm"/>
    </style:style>
    <style:style style:name="gr6" style:family="graphic" style:parent-style-name="standard">
      <style:graphic-properties svg:stroke-color="#003300" draw:fill-color="#ccffcc" draw:opacity="33%" draw:textarea-horizontal-align="justify" draw:textarea-vertical-align="middle" draw:auto-grow-height="false" fo:min-height="0.55cm" fo:min-width="2.6cm"/>
    </style:style>
    <style:style style:name="gr7" style:family="graphic" style:parent-style-name="objectwithoutfill">
      <style:graphic-properties svg:stroke-color="#00331a" draw:marker-end="Arrow" draw:marker-end-width="0.1cm" draw:fill="none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-color="#ccffcc" draw:opacity="33%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-color="#e6e6ff"/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1cm" svg:height="0.5cm" svg:x="8.1cm" svg:y="0.3cm">
          <text:p text:style-name="P1"><text:span text:style-name="T1">Scarcit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6cm" svg:x="0.1cm" svg:y="2.9cm">
          <text:p text:style-name="P1"><text:span text:style-name="T1">Profit-Earning</text:span></text:p>
          <text:p text:style-name="P1"><text:span text:style-name="T1">Potential of a</text:span></text:p>
          <text:p text:style-name="P1"><text:span text:style-name="T1">Resource</text:span></text:p>
          <text:p text:style-name="P1"><text:span text:style-name="T1">or Capabilit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6cm" svg:x="4.2cm" svg:y="0.9cm">
          <text:p text:style-name="P1"><text:span text:style-name="T1">Extent of the</text:span></text:p>
          <text:p text:style-name="P1"><text:span text:style-name="T1">Competitive</text:span></text:p>
          <text:p text:style-name="P1"><text:span text:style-name="T1">Advantage</text:span></text:p>
          <text:p text:style-name="P1"><text:span text:style-name="T1">Establishe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2.5cm" svg:height="1.6cm" svg:x="4.2cm" svg:y="2.9cm">
          <draw:glue-point draw:id="4" svg:x="5cm" svg:y="-2.5cm"/>
          <draw:glue-point draw:id="5" svg:x="5cm" svg:y="2.5cm"/>
          <text:p text:style-name="P1"><text:span text:style-name="T1">Sustainability</text:span></text:p>
          <text:p text:style-name="P1"><text:span text:style-name="T1">of the</text:span></text:p>
          <text:p text:style-name="P1"><text:span text:style-name="T1">Competitive</text:span></text:p>
          <text:p text:style-name="P1"><text:span text:style-name="T1">Advantag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2.5cm" svg:height="1.6cm" svg:x="4.2cm" svg:y="0.9cm">
          <draw:glue-point draw:id="4" svg:x="5cm" svg:y="-2.5cm"/>
          <draw:glue-point draw:id="5" svg:x="5cm" svg:y="2.5cm"/>
          <text:p text:style-name="P1"><text:span text:style-name="T1">Extent of the</text:span></text:p>
          <text:p text:style-name="P1"><text:span text:style-name="T1">Competitive</text:span></text:p>
          <text:p text:style-name="P1"><text:span text:style-name="T1">Advantage</text:span></text:p>
          <text:p text:style-name="P1"><text:span text:style-name="T1">Establishe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2.5cm" svg:height="1.6cm" svg:x="4.2cm" svg:y="4.8cm">
          <draw:glue-point draw:id="4" svg:x="5cm" svg:y="-2.5cm"/>
          <draw:glue-point draw:id="5" svg:x="5cm" svg:y="2.5cm"/>
          <text:p text:style-name="P1"><text:span text:style-name="T1">Approbriabilit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149cm" svg:height="0.861cm" svg:x="2.813cm" svg:y="3.29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1.149cm" svg:height="0.86cm" draw:transform="skewX (-0.00122173047639609) rotate (0.553443905807402) translate (2.77cm 1.98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1.149cm" svg:height="0.86cm" draw:transform="rotate (0.553443905807402) translate (2.771cm 5.189cm)">
          <text:p/>
          <draw:enhanced-geometry svg:viewBox="0 0 21600 21600" draw:text-areas="?f7 ?f0 21600 ?f2" draw:mirror-vertic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xml:id="id3" draw:id="id3" draw:layer="layout" svg:width="3.1cm" svg:height="0.5cm" svg:x="8.1cm" svg:y="1.157cm">
          <text:p text:style-name="P1"><text:span text:style-name="T1">Relevan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1cm" svg:height="0.5cm" svg:x="8.1cm" svg:y="2.015cm">
          <text:p text:style-name="P1"><text:span text:style-name="T1">D</text:span><text:span text:style-name="T1">u</text:span><text:span text:style-name="T1">r</text:span><text:span text:style-name="T1">a</text:span><text:span text:style-name="T1">b</text:span><text:span text:style-name="T1">i</text:span><text:span text:style-name="T1">l</text:span><text:span text:style-name="T1">i</text:span><text:span text:style-name="T1">t</text:span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1cm" svg:height="0.5cm" svg:x="8.1cm" svg:y="2.872cm">
          <text:p text:style-name="P1"><text:span text:style-name="T1">Transferabilit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.1cm" svg:height="0.5cm" svg:x="8.1cm" svg:y="3.73cm">
          <text:p text:style-name="P1"><text:span text:style-name="T1">Replicabilit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3.1cm" svg:height="0.5cm" svg:x="8.1cm" svg:y="4.587cm">
          <text:p text:style-name="P1"><text:span text:style-name="T1">Property Right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0" draw:id="id10" draw:layer="layout" svg:width="3.1cm" svg:height="0.8cm" svg:x="8.1cm" svg:y="5.445cm">
          <text:p text:style-name="P1"><text:span text:style-name="T1">Relative</text:span></text:p>
          <text:p text:style-name="P1"><text:span text:style-name="T1">Bargaining Pow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3.1cm" svg:height="0.5cm" svg:x="8.1cm" svg:y="6.6cm">
          <text:p text:style-name="P1"><text:span text:style-name="T1">Embeddedness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8.1cm" svg:y1="0.55cm" svg:x2="6.7cm" svg:y2="1.3cm" draw:start-shape="id1" draw:start-glue-point="3" draw:end-shape="id2" draw:end-glue-point="4" svg:d="M8100 550l-1400 750" svg:viewBox="0 0 1401 751">
          <text:p/>
        </draw:connector>
        <draw:connector draw:style-name="gr7" draw:text-style-name="P5" draw:layer="layout" draw:type="line" svg:x1="8.1cm" svg:y1="1.407cm" svg:x2="6.7cm" svg:y2="2.1cm" draw:start-shape="id3" draw:start-glue-point="3" draw:end-shape="id2" draw:end-glue-point="5" svg:d="M8100 1407l-1400 693" svg:viewBox="0 0 1401 694">
          <text:p/>
        </draw:connector>
        <draw:connector draw:style-name="gr7" draw:text-style-name="P5" draw:layer="layout" draw:type="line" svg:x1="8.1cm" svg:y1="2.265cm" svg:x2="6.7cm" svg:y2="3.3cm" draw:start-shape="id4" draw:start-glue-point="3" draw:end-shape="id5" draw:end-glue-point="4" svg:d="M8100 2265l-1400 1035" svg:viewBox="0 0 1401 1036">
          <text:p/>
        </draw:connector>
        <draw:connector draw:style-name="gr7" draw:text-style-name="P5" draw:layer="layout" draw:type="line" svg:x1="8.1cm" svg:y1="3.122cm" svg:x2="6.7cm" svg:y2="3.7cm" draw:start-shape="id6" draw:start-glue-point="3" draw:end-shape="id5" draw:end-glue-point="1" svg:d="M8100 3122l-1400 578" svg:viewBox="0 0 1401 579">
          <text:p/>
        </draw:connector>
        <draw:connector draw:style-name="gr7" draw:text-style-name="P5" draw:layer="layout" draw:type="line" svg:x1="8.1cm" svg:y1="3.98cm" svg:x2="6.7cm" svg:y2="4.1cm" draw:start-shape="id7" draw:start-glue-point="3" draw:end-shape="id5" draw:end-glue-point="5" svg:d="M8100 3980l-1400 120" svg:viewBox="0 0 1401 121">
          <text:p/>
        </draw:connector>
        <draw:connector draw:style-name="gr7" draw:text-style-name="P5" draw:layer="layout" draw:type="line" svg:x1="8.1cm" svg:y1="4.837cm" svg:x2="6.7cm" svg:y2="5.2cm" draw:start-shape="id8" draw:start-glue-point="3" draw:end-shape="id9" draw:end-glue-point="4" svg:d="M8100 4837l-1400 363" svg:viewBox="0 0 1401 364">
          <text:p/>
        </draw:connector>
        <draw:connector draw:style-name="gr7" draw:text-style-name="P5" draw:layer="layout" draw:type="line" svg:x1="8.1cm" svg:y1="5.845cm" svg:x2="6.7cm" svg:y2="5.6cm" draw:start-shape="id10" draw:start-glue-point="3" draw:end-shape="id9" draw:end-glue-point="1" svg:d="M8100 5845l-1400-245" svg:viewBox="0 0 1401 246">
          <text:p/>
        </draw:connector>
        <draw:connector draw:style-name="gr7" draw:text-style-name="P5" draw:layer="layout" draw:type="line" svg:x1="8.1cm" svg:y1="6.85cm" svg:x2="6.7cm" svg:y2="6cm" draw:start-shape="id11" draw:start-glue-point="3" draw:end-shape="id9" draw:end-glue-point="5" svg:d="M8100 6850l-1400-850" svg:viewBox="0 0 1401 8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5cm" fo:page-height="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 Lijour</meta:initial-creator>
    <meta:creation-date>2017-02-01T19:32:05.449499000</meta:creation-date>
    <dc:date>2017-02-01T23:32:12.296736222</dc:date>
    <dc:creator>Marc Lijour</dc:creator>
    <meta:editing-duration>PT2H32M3S</meta:editing-duration>
    <meta:editing-cycles>4</meta:editing-cycles>
    <meta:generator>LibreOffice/5.2.5.1$Linux_X86_64 LibreOffice_project/20m0$Build-1</meta:generator>
    <meta:document-statistic meta:object-count="24"/>
  </office:meta>
</office:document-meta>
</file>